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alligraphy" svg:font-family="'Lucida Calligraphy'" style:font-family-generic="script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ucida Calligraphy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gency FB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43.96mm" svg:height="90.03mm" svg:x="84.58mm" svg:y="70.19mm">
            <draw:object draw:notify-on-update-of-ranges="Sheet1.A1:Sheet1.A1 Sheet1.A2:Sheet1.A11 Sheet1.B1:Sheet1.B1 Sheet1.B2:Sheet1.B11 Sheet1.C1:Sheet1.C1 Sheet1.C2:Sheet1.C11 Sheet1.D1:Sheet1.D1 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ysics</text:p>
          </table:table-cell>
          <table:table-cell table:style-name="ce1" office:value-type="string" calcext:value-type="string">
            <text:p>Mathematics</text:p>
          </table:table-cell>
          <table:table-cell table:style-name="ce1" office:value-type="string" calcext:value-type="string">
            <text:p>Biology</text:p>
          </table:table-cell>
          <table:table-cell table:style-name="ce1" office:value-type="string" calcext:value-type="string">
            <text:p><text:s/>Chemistr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jay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SUM([.B2:.E2])" office:value-type="float" office:value="361" calcext:value-type="float">
            <text:p>361</text:p>
          </table:table-cell>
          <table:table-cell table:formula="of:=([.F2]/400)*100" office:value-type="float" office:value="90.25" calcext:value-type="float">
            <text:p>9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zwan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table:formula="of:=SUM([.B3:.E3])" office:value-type="float" office:value="358" calcext:value-type="float">
            <text:p>358</text:p>
          </table:table-cell>
          <table:table-cell table:formula="of:=([.F3]/400)*100" office:value-type="float" office:value="89.5" calcext:value-type="float">
            <text:p>8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esh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4:.E4])" office:value-type="float" office:value="356" calcext:value-type="float">
            <text:p>356</text:p>
          </table:table-cell>
          <table:table-cell table:formula="of:=([.F4]/400)*100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ina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formula="of:=SUM([.B5:.E5])" office:value-type="float" office:value="353" calcext:value-type="float">
            <text:p>353</text:p>
          </table:table-cell>
          <table:table-cell table:formula="of:=([.F5]/400)*100" office:value-type="float" office:value="88.25" calcext:value-type="float">
            <text:p>88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ammad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formula="of:=SUM([.B6:.E6])" office:value-type="float" office:value="352" calcext:value-type="float">
            <text:p>352</text:p>
          </table:table-cell>
          <table:table-cell table:formula="of:=([.F6]/400)*100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im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B7:.E7])" office:value-type="float" office:value="348" calcext:value-type="float">
            <text:p>348</text:p>
          </table:table-cell>
          <table:table-cell table:formula="of:=([.F7]/400)*100" office:value-type="float" office:value="87" calcext:value-type="float">
            <text:p>87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anjay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SUM([.B8:.E8])" office:value-type="float" office:value="336" calcext:value-type="float">
            <text:p>336</text:p>
          </table:table-cell>
          <table:table-cell table:formula="of:=([.F8]/400)*100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ima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SUM([.B9:.E9])" office:value-type="float" office:value="331" calcext:value-type="float">
            <text:p>331</text:p>
          </table:table-cell>
          <table:table-cell table:formula="of:=([.F9]/400)*100" office:value-type="float" office:value="82.75" calcext:value-type="float">
            <text:p>82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ay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SUM([.B10:.E10])" office:value-type="float" office:value="329" calcext:value-type="float">
            <text:p>329</text:p>
          </table:table-cell>
          <table:table-cell table:formula="of:=([.F10]/400)*100" office:value-type="float" office:value="82.25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mad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formula="of:=SUM([.B11:.E11])" office:value-type="float" office:value="327" calcext:value-type="float">
            <text:p>327</text:p>
          </table:table-cell>
          <table:table-cell table:formula="of:=([.F11]/400)*100" office:value-type="float" office:value="81.75" calcext:value-type="float">
            <text:p>81.75</text:p>
          </table:table-cell>
          <table:table-cell table:number-columns-repeated="3"/>
        </table:table-row>
        <table:table-row table:style-name="ro2">
          <table:table-cell/>
          <table:table-cell table:style-name="ce4"/>
          <table:table-cell/>
          <table:table-cell table:style-name="ce6" office:value-type="string" calcext:value-type="string">
            <text:p><text:span text:style-name="T1">MARK</text:span> <text:span text:style-name="T1">LIST</text:span>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3" office:value-type="string" calcext:value-type="string">
            <text:p>Highest Marks</text:p>
          </table:table-cell>
          <table:table-cell table:style-name="ce4" table:formula="of:=MAX([.B3:.B12])" office:value-type="float" office:value="100" calcext:value-type="float">
            <text:p>100</text:p>
          </table:table-cell>
          <table:table-cell table:style-name="ce4" table:formula="of:=MAX([.C3:.C12])" office:value-type="float" office:value="100" calcext:value-type="float">
            <text:p>100</text:p>
          </table:table-cell>
          <table:table-cell table:style-name="ce4" table:formula="of:=MAX([.D3:.D12])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Lowest Marks</text:p>
          </table:table-cell>
          <table:table-cell table:style-name="ce5" table:formula="of:=MIN([.B3:.B12])" office:value-type="float" office:value="80" calcext:value-type="float">
            <text:p>80</text:p>
          </table:table-cell>
          <table:table-cell table:style-name="ce4" table:formula="of:=MIN([.C3:.C12])" office:value-type="float" office:value="59" calcext:value-type="float">
            <text:p>59</text:p>
          </table:table-cell>
          <table:table-cell table:style-name="ce4" table:formula="of:=MAX([.D3:.D12])" office:value-type="float" office:value="100" calcext:value-type="float">
            <text:p>100</text:p>
          </table:table-cell>
          <table:table-cell table:style-name="ce4" table:formula="of:=MAX([.E3:.E12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1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alligraphy" svg:font-family="'Lucida Calligraphy'" style:font-family-generic="script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04:58:17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01T03:31:21.732000000</meta:creation-date>
    <dc:date>2023-09-01T05:00:16.792000000</dc:date>
    <meta:editing-duration>PT22M30S</meta:editing-duration>
    <meta:editing-cycles>4</meta:editing-cycles>
    <meta:generator>LibreOffice/6.3.0.4$Windows_X86_64 LibreOffice_project/057fc023c990d676a43019934386b85b21a9ee99</meta:generator>
    <meta:document-statistic meta:table-count="1" meta:cell-count="8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97cm" svg:height="9.004cm" xlink:href=".." xlink:type="simple" chart:class="chart:bar" chart:style-name="ch1">
        <chart:legend chart:legend-position="end" svg:x="11.658cm" svg:y="3.456cm" style:legend-expansion="high" chart:style-name="ch2"/>
        <chart:plot-area chart:style-name="ch3" table:cell-range-address="Sheet1.A1:Sheet1.E11" chart:data-source-has-labels="both" svg:x="0.287cm" svg:y="0.18cm" svg:width="11.084cm" svg:height="8.6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4cm" svg:y="0.254cm" svg:width="10.277cm" svg:height="6.6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1" chart:label-cell-address="Sheet1.B1:Sheet1.B1" chart:class="chart:bar">
            <chart:data-point chart:repeated="10"/>
          </chart:series>
          <chart:series chart:style-name="ch8" chart:values-cell-range-address="Sheet1.C2:Sheet1.C11" chart:label-cell-address="Sheet1.C1:Sheet1.C1" chart:class="chart:bar">
            <chart:data-point chart:repeated="10"/>
          </chart:series>
          <chart:series chart:style-name="ch9" chart:values-cell-range-address="Sheet1.D2:Sheet1.D11" chart:label-cell-address="Sheet1.D1:Sheet1.D1" chart:class="chart:bar">
            <chart:data-point chart:repeated="10"/>
          </chart:series>
          <chart:series chart:style-name="ch10" chart:values-cell-range-address="Sheet1.E2:Sheet1.E11" chart:label-cell-address="Sheet1.E1:Sheet1.E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ysics</text:p>
                <draw:g>
                  <svg:desc>Sheet1.B1:Sheet1.B1</svg:desc>
                </draw:g>
              </table:table-cell>
              <table:table-cell office:value-type="string">
                <text:p>Mathematics</text:p>
                <draw:g>
                  <svg:desc>Sheet1.C1:Sheet1.C1</svg:desc>
                </draw:g>
              </table:table-cell>
              <table:table-cell office:value-type="string">
                <text:p>Biology</text:p>
                <draw:g>
                  <svg:desc>Sheet1.D1:Sheet1.D1</svg:desc>
                </draw:g>
              </table:table-cell>
              <table:table-cell office:value-type="string">
                <text:p> Chemistr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jay</text:p>
                <draw:g>
                  <svg:desc>Sheet1.A2:Sheet1.A11</svg:desc>
                </draw:g>
              </table:table-cell>
              <table:table-cell office:value-type="float" office:value="100">
                <text:p>100</text:p>
                <draw:g>
                  <svg:desc>Sheet1.B2:Sheet1.B11</svg:desc>
                </draw:g>
              </table:table-cell>
              <table:table-cell office:value-type="float" office:value="86">
                <text:p>86</text:p>
                <draw:g>
                  <svg:desc>Sheet1.C2:Sheet1.C11</svg:desc>
                </draw:g>
              </table:table-cell>
              <table:table-cell office:value-type="float" office:value="100">
                <text:p>100</text:p>
                <draw:g>
                  <svg:desc>Sheet1.D2:Sheet1.D11</svg:desc>
                </draw:g>
              </table:table-cell>
              <table:table-cell office:value-type="float" office:value="75">
                <text:p>75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Rizwan</text:p>
              </table:table-cell>
              <table:table-cell office:value-type="float" office:value="99">
                <text:p>99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Rajesh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ubina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Mohammad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Salim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Sanjay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Fatima</text:p>
              </table:table-cell>
              <table:table-cell office:value-type="float" office:value="86">
                <text:p>86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Ajay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Ahmad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